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4.547cm"/>
    </style:style>
    <style:style style:name="co10" style:family="table-column">
      <style:table-column-properties fo:break-before="auto" style:column-width="4.764cm"/>
    </style:style>
    <style:style style:name="co11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>
      <style:table-cell-properties fo:background-color="#ffff99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/>
    <style:style style:name="ce7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lace zero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4</text:p>
          </table:table-cell>
        </table:table-row>
        <table:table-row table:style-name="ro1">
          <table:table-cell office:value-type="string" calcext:value-type="string">
            <text:p>Test based from place 0</text:p>
          </table:table-cell>
          <table:table-cell table:number-columns-repeated="3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office:value-type="string" calcext:value-type="string">
            <text:p>place 0 -- empty finish</text:p>
          </table:table-cell>
          <table:table-cell table:style-name="ce1" office:value-type="string" calcext:value-type="string">
            <text:p><text:s/>3.0E-6 seconds</text:p>
          </table:table-cell>
          <table:table-cell table:number-columns-repeated="2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office:value-type="string" calcext:value-type="string">
            <text:p>place 0 -- local termination of 100 activities</text:p>
          </table:table-cell>
          <table:table-cell table:style-name="ce1" office:value-type="string" calcext:value-type="string">
            <text:p><text:s/>1.4E-4 seconds</text:p>
          </table:table-cell>
          <table:table-cell table:number-columns-repeated="2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office:value-type="string" calcext:value-type="string">
            <text:p>place 0 -- single activity</text:p>
          </table:table-cell>
          <table:table-cell table:style-name="ce1" office:value-type="string" calcext:value-type="string">
            <text:p><text:s/>2.3E-4 seconds</text:p>
          </table:table-cell>
          <table:table-cell table:number-columns-repeated="2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office:value-type="string" calcext:value-type="string">
            <text:p>place 0 -- flat fan out</text:p>
          </table:table-cell>
          <table:table-cell table:style-name="ce1" office:value-type="string" calcext:value-type="string">
            <text:p><text:s/>6.4E-4 seconds</text:p>
          </table:table-cell>
          <table:table-cell table:number-columns-repeated="2"/>
          <table:table-cell office:value-type="string" calcext:value-type="string">
            <text:p>place 0 -- empty finish</text:p>
          </table:table-cell>
          <table:table-cell office:value-type="string" calcext:value-type="string">
            <text:p><text:s/>6.2E-6 seconds</text:p>
          </table:table-cell>
        </table:table-row>
        <table:table-row table:style-name="ro1"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1043135459271 seconds</text:p>
          </table:table-cell>
          <table:table-cell table:number-columns-repeated="2"/>
          <table:table-cell office:value-type="string" calcext:value-type="string">
            <text:p>place 0 -- local termination of 100 activities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1301811526494 seconds</text:p>
          </table:table-cell>
          <table:table-cell table:number-columns-repeated="2"/>
          <table:table-cell office:value-type="string" calcext:value-type="string">
            <text:p>place 0 -- single activity</text:p>
          </table:table-cell>
          <table:table-cell office:value-type="string" calcext:value-type="string">
            <text:p><text:s/>3.6E-4 seconds</text:p>
          </table:table-cell>
        </table:table-row>
        <table:table-row table:style-name="ro1"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5423599991866 seconds</text:p>
          </table:table-cell>
          <table:table-cell table:number-columns-repeated="2"/>
          <table:table-cell office:value-type="string" calcext:value-type="string">
            <text:p>place 0 -- flat fan out</text:p>
          </table:table-cell>
          <table:table-cell office:value-type="string" calcext:value-type="string">
            <text:p><text:s/>0.001706761881525 seconds</text:p>
          </table:table-cell>
        </table:table-row>
        <table:table-row table:style-name="ro1"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05873450451556 seconds</text:p>
          </table:table-cell>
          <table:table-cell table:number-columns-repeated="2"/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1939112435962 seconds</text:p>
          </table:table-cell>
        </table:table-row>
        <table:table-row table:style-name="ro1"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1145685909361 seconds</text:p>
          </table:table-cell>
          <table:table-cell table:number-columns-repeated="2"/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3287891132581 seconds</text:p>
          </table:table-cell>
        </table:table-row>
        <table:table-row table:style-name="ro1"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10324101815273 seconds</text:p>
          </table:table-cell>
          <table:table-cell table:number-columns-repeated="2"/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3428359407611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13510174211876 seconds</text:p>
          </table:table-cell>
        </table:table-row>
        <table:table-row table:style-name="ro1">
          <table:table-cell office:value-type="string" calcext:value-type="string">
            <text:p>Test based from place 1</text:p>
          </table:table-cell>
          <table:table-cell table:number-columns-repeated="3"/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2783250865294 seconds</text:p>
          </table:table-cell>
        </table:table-row>
        <table:table-row table:style-name="ro1">
          <table:table-cell office:value-type="string" calcext:value-type="string">
            <text:p>place 1 -- empty finish</text:p>
          </table:table-cell>
          <table:table-cell table:style-name="ce1" office:value-type="string" calcext:value-type="string">
            <text:p><text:s/>4.2E-6 seconds</text:p>
          </table:table-cell>
          <table:table-cell table:number-columns-repeated="2"/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0122086034721 seconds</text:p>
          </table:table-cell>
        </table:table-row>
        <table:table-row table:style-name="ro1">
          <table:table-cell office:value-type="string" calcext:value-type="string">
            <text:p>place 1 -- local termination of 100 activities</text:p>
          </table:table-cell>
          <table:table-cell table:style-name="ce1" office:value-type="string" calcext:value-type="string">
            <text:p><text:s/>1.4E-4 seco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 1 -- single activity</text:p>
          </table:table-cell>
          <table:table-cell table:style-name="ce1" office:value-type="string" calcext:value-type="string">
            <text:p><text:s/>3.6E-4 seconds</text:p>
          </table:table-cell>
          <table:table-cell table:number-columns-repeated="2"/>
          <table:table-cell office:value-type="string" calcext:value-type="string">
            <text:p>Test based from place 1</text:p>
          </table:table-cell>
          <table:table-cell/>
        </table:table-row>
        <table:table-row table:style-name="ro1">
          <table:table-cell office:value-type="string" calcext:value-type="string">
            <text:p>place 1 -- flat fan out</text:p>
          </table:table-cell>
          <table:table-cell table:style-name="ce1" office:value-type="string" calcext:value-type="string">
            <text:p><text:s/>9.6E-4 seconds</text:p>
          </table:table-cell>
          <table:table-cell table:number-columns-repeated="2"/>
          <table:table-cell office:value-type="string" calcext:value-type="string">
            <text:p>place 1 -- empty finish</text:p>
          </table:table-cell>
          <table:table-cell office:value-type="string" calcext:value-type="string">
            <text:p><text:s/>8.1E-6 seconds</text:p>
          </table:table-cell>
        </table:table-row>
        <table:table-row table:style-name="ro1"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1881713381111 seconds</text:p>
          </table:table-cell>
          <table:table-cell table:number-columns-repeated="2"/>
          <table:table-cell office:value-type="string" calcext:value-type="string">
            <text:p>place 1 -- local termination of 100 activities</text:p>
          </table:table-cell>
          <table:table-cell office:value-type="string" calcext:value-type="string">
            <text:p><text:s/>3.5E-4 seconds</text:p>
          </table:table-cell>
        </table:table-row>
        <table:table-row table:style-name="ro1"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1565024936094 seconds</text:p>
          </table:table-cell>
          <table:table-cell table:number-columns-repeated="2"/>
          <table:table-cell office:value-type="string" calcext:value-type="string">
            <text:p>place 1 -- single activity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9272184729379 seconds</text:p>
          </table:table-cell>
          <table:table-cell table:number-columns-repeated="2"/>
          <table:table-cell office:value-type="string" calcext:value-type="string">
            <text:p>place 1 -- flat fan out</text:p>
          </table:table-cell>
          <table:table-cell office:value-type="string" calcext:value-type="string">
            <text:p><text:s/>0.001891759540377 seconds</text:p>
          </table:table-cell>
        </table:table-row>
        <table:table-row table:style-name="ro1"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09722172808552 seconds</text:p>
          </table:table-cell>
          <table:table-cell table:number-columns-repeated="2"/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2069540516531 seconds</text:p>
          </table:table-cell>
        </table:table-row>
        <table:table-row table:style-name="ro1">
          <table:table-cell office:value-type="string" calcext:value-type="string">
            <text:p>place 1 -- tree fan out</text:p>
          </table:table-cell>
          <table:table-cell table:style-name="ce1" office:value-type="string" calcext:value-type="string">
            <text:p><text:s/>7.8E-4 seconds</text:p>
          </table:table-cell>
          <table:table-cell table:number-columns-repeated="2"/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348334107931 seconds</text:p>
          </table:table-cell>
        </table:table-row>
        <table:table-row table:style-name="ro1"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0.010280327170606 seconds</text:p>
          </table:table-cell>
          <table:table-cell table:number-columns-repeated="2"/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3835394064417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15856840232595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tree fan out</text:p>
          </table:table-cell>
          <table:table-cell office:value-type="string" calcext:value-type="string">
            <text:p><text:s/>0.001488389992112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4.7E-4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ce 0 -- empty finish</text:p>
          </table:table-cell>
          <table:table-cell office:value-type="string" calcext:value-type="string">
            <text:p><text:s/>6.8E-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local termination of 100 activities</text:p>
          </table:table-cell>
          <table:table-cell office:value-type="string" calcext:value-type="string">
            <text:p><text:s/>3.6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single activity</text:p>
          </table:table-cell>
          <table:table-cell office:value-type="string" calcext:value-type="string">
            <text:p><text:s/>4.6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lat fan out</text:p>
          </table:table-cell>
          <table:table-cell office:value-type="string" calcext:value-type="string">
            <text:p><text:s/>0.002185970726957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lat fan out - message back</text:p>
          </table:table-cell>
          <table:table-cell office:value-type="string" calcext:value-type="string">
            <text:p><text:s/>0.002390669483095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internal work 100 activities</text:p>
          </table:table-cell>
          <table:table-cell office:value-type="string" calcext:value-type="string">
            <text:p><text:s/>0.004165123514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broadcast</text:p>
          </table:table-cell>
          <table:table-cell office:value-type="string" calcext:value-type="string">
            <text:p><text:s/>0.00435487627470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fan out - nested finish broadcast</text:p>
          </table:table-cell>
          <table:table-cell office:value-type="string" calcext:value-type="string">
            <text:p><text:s/>0.022527548648649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tree fan out</text:p>
          </table:table-cell>
          <table:table-cell office:value-type="string" calcext:value-type="string">
            <text:p><text:s/>0.00394379274526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0 -- ring around via at</text:p>
          </table:table-cell>
          <table:table-cell office:value-type="string" calcext:value-type="string">
            <text:p><text:s/>0.001662649932003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based from place 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ce 1 -- empty finish</text:p>
          </table:table-cell>
          <table:table-cell office:value-type="string" calcext:value-type="string">
            <text:p><text:s/>8.9E-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local termination of 100 activities</text:p>
          </table:table-cell>
          <table:table-cell office:value-type="string" calcext:value-type="string">
            <text:p><text:s/>3.9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single activity</text:p>
          </table:table-cell>
          <table:table-cell office:value-type="string" calcext:value-type="string">
            <text:p><text:s/>7.2E-4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lat fan out</text:p>
          </table:table-cell>
          <table:table-cell office:value-type="string" calcext:value-type="string">
            <text:p><text:s/>0.00260200550102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lat fan out - message back</text:p>
          </table:table-cell>
          <table:table-cell office:value-type="string" calcext:value-type="string">
            <text:p><text:s/>0.002683218908158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internal work 100 activities</text:p>
          </table:table-cell>
          <table:table-cell office:value-type="string" calcext:value-type="string">
            <text:p><text:s/>0.00473076981363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broadcast</text:p>
          </table:table-cell>
          <table:table-cell office:value-type="string" calcext:value-type="string">
            <text:p><text:s/>0.005044736372163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fan out - nested finish broadcast</text:p>
          </table:table-cell>
          <table:table-cell office:value-type="string" calcext:value-type="string">
            <text:p><text:s/>0.022491469539326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tree fan out</text:p>
          </table:table-cell>
          <table:table-cell office:value-type="string" calcext:value-type="string">
            <text:p><text:s/>0.002329056490452 second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lace 1 -- ring around via at</text:p>
          </table:table-cell>
          <table:table-cell office:value-type="string" calcext:value-type="string">
            <text:p><text:s/>6.6E-4 secon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 office:value-type="string" calcext:value-type="string">
            <text:p>~/git/x10_revamp/x10.dist/samples/resiliency$ X10_RESILIENT_VERBOSE=0 X10_NPLACES=10 X10_RESILIENT_MODE=11 X10_NTHREADS=1 X10_NUM_IMMEDIATE_THREADS=1 ./BenchMicro.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st based from place 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^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5482878@u5482878</text:p>
          </table:table-cell>
          <table:table-cell office:value-type="string" calcext:value-type="string">
            <text:p>~/git/x10_revamp/x10.dist/samples/resiliency$ X10_RESILIENT_VERBOSE=0 X10_NPLACES=10 X10_RESILIENT_MODE=1 X10_NTHREADS=1 X10_NUM_IMMEDIATE_THREADS=1 ./BenchMicro.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guration</text:p>
          </table:table-cell>
          <table:table-cell office:value-type="string" calcext:value-type="string">
            <text:p><text:s/>RESILIENT MODE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unning with 10 places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 elapsed time for each test</text:p>
          </table:table-cell>
          <table:table-cell office:value-type="string" calcext:value-type="string">
            <text:p><text:s/>10.0 second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time for each activity</text:p>
          </table:table-cell>
          <table:table-cell office:value-type="string" calcext:value-type="string">
            <text:p><text:s/>0 nanoseconds.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Place zero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Pessimistic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3">
            <text:p>Eager backup creation</text:p>
          </table:table-cell>
          <table:table-cell office:value-type="string" calcext:value-type="string">
            <text:p>Test based from place 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0 -- empty finish</text:p>
          </table:table-cell>
          <table:table-cell table:style-name="ce3" office:value-type="float" office:value="0.000003" calcext:value-type="float">
            <text:p>3.00E-006</text:p>
          </table:table-cell>
          <table:table-cell table:style-name="ce1" office:value-type="float" office:value="0.0000062" calcext:value-type="float">
            <text:p>6.20E-006</text:p>
          </table:table-cell>
          <table:table-cell table:style-name="ce1" office:value-type="float" office:value="0.0000068" calcext:value-type="float">
            <text:p>6.80E-006</text:p>
          </table:table-cell>
          <table:table-cell table:formula="of:=[.D3]/[.C3]" office:value-type="float" office:value="2.06666666666667" calcext:value-type="float">
            <text:p>2.0666666667</text:p>
          </table:table-cell>
        </table:table-row>
        <table:table-row table:style-name="ro1">
          <table:covered-table-cell/>
          <table:table-cell office:value-type="string" calcext:value-type="string">
            <text:p>place 0 -- local termination of 100 activities</text:p>
          </table:table-cell>
          <table:table-cell table:style-name="ce3" office:value-type="float" office:value="0.00014" calcext:value-type="float">
            <text:p>1.4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36" calcext:value-type="float">
            <text:p>3.60E-004</text:p>
          </table:table-cell>
          <table:table-cell table:formula="of:=[.D4]/[.C4]" office:value-type="float" office:value="2.78571428571429" calcext:value-type="float">
            <text:p>2.7857142857</text:p>
          </table:table-cell>
        </table:table-row>
        <table:table-row table:style-name="ro1">
          <table:covered-table-cell/>
          <table:table-cell office:value-type="string" calcext:value-type="string">
            <text:p>place 0 -- single activity</text:p>
          </table:table-cell>
          <table:table-cell table:style-name="ce3" office:value-type="float" office:value="0.00023" calcext:value-type="float">
            <text:p>2.30E-004</text:p>
          </table:table-cell>
          <table:table-cell table:style-name="ce1" office:value-type="float" office:value="0.00036" calcext:value-type="float">
            <text:p>3.60E-004</text:p>
          </table:table-cell>
          <table:table-cell table:style-name="ce1" office:value-type="float" office:value="0.00046" calcext:value-type="float">
            <text:p>4.60E-004</text:p>
          </table:table-cell>
          <table:table-cell table:formula="of:=[.D5]/[.C5]" office:value-type="float" office:value="1.56521739130435" calcext:value-type="float">
            <text:p>1.5652173913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</text:p>
          </table:table-cell>
          <table:table-cell table:style-name="ce3" office:value-type="float" office:value="0.00064" calcext:value-type="float">
            <text:p>6.40E-004</text:p>
          </table:table-cell>
          <table:table-cell office:value-type="float" office:value="0.001706761881525" calcext:value-type="float">
            <text:p>0.0017067619</text:p>
          </table:table-cell>
          <table:table-cell office:value-type="float" office:value="0.002185970726957" calcext:value-type="float">
            <text:p>0.0021859707</text:p>
          </table:table-cell>
          <table:table-cell table:formula="of:=[.D6]/[.C6]" office:value-type="float" office:value="2.66681543988281" calcext:value-type="float">
            <text:p>2.6668154399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 - message back</text:p>
          </table:table-cell>
          <table:table-cell table:style-name="ce4" office:value-type="float" office:value="0.001043135459271" calcext:value-type="float">
            <text:p>0.0010431355</text:p>
          </table:table-cell>
          <table:table-cell office:value-type="float" office:value="0.001939112435962" calcext:value-type="float">
            <text:p>0.0019391124</text:p>
          </table:table-cell>
          <table:table-cell office:value-type="float" office:value="0.002390669483095" calcext:value-type="float">
            <text:p>0.0023906695</text:p>
          </table:table-cell>
          <table:table-cell table:formula="of:=[.D7]/[.C7]" office:value-type="float" office:value="1.85892677573933" calcext:value-type="float">
            <text:p>1.8589267757</text:p>
          </table:table-cell>
        </table:table-row>
        <table:table-row table:style-name="ro1">
          <table:covered-table-cell/>
          <table:table-cell office:value-type="string" calcext:value-type="string">
            <text:p>place 0 -- fan out - internal work 100 activities</text:p>
          </table:table-cell>
          <table:table-cell table:style-name="ce4" office:value-type="float" office:value="0.001301811526494" calcext:value-type="float">
            <text:p>0.0013018115</text:p>
          </table:table-cell>
          <table:table-cell office:value-type="float" office:value="0.003287891132581" calcext:value-type="float">
            <text:p>0.0032878911</text:p>
          </table:table-cell>
          <table:table-cell office:value-type="float" office:value="0.0041651235148" calcext:value-type="float">
            <text:p>0.0041651235</text:p>
          </table:table-cell>
          <table:table-cell table:formula="of:=[.D8]/[.C8]" office:value-type="float" office:value="2.52562760865688" calcext:value-type="float">
            <text:p>2.5256276087</text:p>
          </table:table-cell>
        </table:table-row>
        <table:table-row table:style-name="ro1">
          <table:covered-table-cell/>
          <table:table-cell office:value-type="string" calcext:value-type="string">
            <text:p>place 0 -- fan out - broadcast</text:p>
          </table:table-cell>
          <table:table-cell office:value-type="float" office:value="0.005423599991866" calcext:value-type="float">
            <text:p>0.0054236</text:p>
          </table:table-cell>
          <table:table-cell table:style-name="ce4" office:value-type="float" office:value="0.003428359407611" calcext:value-type="float">
            <text:p>0.0034283594</text:p>
          </table:table-cell>
          <table:table-cell office:value-type="float" office:value="0.004354876274706" calcext:value-type="float">
            <text:p>0.0043548763</text:p>
          </table:table-cell>
          <table:table-cell table:formula="of:=[.D9]/[.C9]" office:value-type="float" office:value="0.632118779547285" calcext:value-type="float">
            <text:p>0.632118779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nested finish broadcast</text:p>
          </table:table-cell>
          <table:table-cell table:style-name="ce4" office:value-type="float" office:value="0.005873450451556" calcext:value-type="float">
            <text:p>0.0058734505</text:p>
          </table:table-cell>
          <table:table-cell office:value-type="float" office:value="0.013510174211876" calcext:value-type="float">
            <text:p>0.0135101742</text:p>
          </table:table-cell>
          <table:table-cell office:value-type="float" office:value="0.022527548648649" calcext:value-type="float">
            <text:p>0.0225275486</text:p>
          </table:table-cell>
          <table:table-cell table:formula="of:=[.D10]/[.C10]" office:value-type="float" office:value="2.30021080850301" calcext:value-type="float">
            <text:p>2.3002108085</text:p>
          </table:table-cell>
        </table:table-row>
        <table:table-row table:style-name="ro1">
          <table:covered-table-cell/>
          <table:table-cell office:value-type="string" calcext:value-type="string">
            <text:p>place 0 -- tree fan out</text:p>
          </table:table-cell>
          <table:table-cell table:style-name="ce4" office:value-type="float" office:value="0.001145685909361" calcext:value-type="float">
            <text:p>0.0011456859</text:p>
          </table:table-cell>
          <table:table-cell office:value-type="float" office:value="0.002783250865294" calcext:value-type="float">
            <text:p>0.0027832509</text:p>
          </table:table-cell>
          <table:table-cell office:value-type="float" office:value="0.003943792745268" calcext:value-type="float">
            <text:p>0.0039437927</text:p>
          </table:table-cell>
          <table:table-cell table:formula="of:=[.D11]/[.C11]" office:value-type="float" office:value="2.42933149701243" calcext:value-type="float">
            <text:p>2.429331497</text:p>
          </table:table-cell>
        </table:table-row>
        <table:table-row table:style-name="ro1">
          <table:covered-table-cell/>
          <table:table-cell office:value-type="string" calcext:value-type="string">
            <text:p>place 0 -- ring around via at</text:p>
          </table:table-cell>
          <table:table-cell office:value-type="float" office:value="0.010324101815273" calcext:value-type="float">
            <text:p>0.0103241018</text:p>
          </table:table-cell>
          <table:table-cell table:style-name="ce4" office:value-type="float" office:value="0.00122086034721" calcext:value-type="float">
            <text:p>0.0012208603</text:p>
          </table:table-cell>
          <table:table-cell office:value-type="float" office:value="0.001662649932003" calcext:value-type="float">
            <text:p>0.0016626499</text:p>
          </table:table-cell>
          <table:table-cell table:formula="of:=[.D12]/[.C12]" office:value-type="float" office:value="0.11825341991532" calcext:value-type="float">
            <text:p>0.1182534199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 based from place 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1 -- empty finish</text:p>
          </table:table-cell>
          <table:table-cell table:style-name="ce3" office:value-type="float" office:value="0.0000042" calcext:value-type="float">
            <text:p>4.20E-006</text:p>
          </table:table-cell>
          <table:table-cell table:style-name="ce1" office:value-type="float" office:value="0.0000081" calcext:value-type="float">
            <text:p>8.10E-006</text:p>
          </table:table-cell>
          <table:table-cell table:style-name="ce1" office:value-type="float" office:value="0.0000089" calcext:value-type="float">
            <text:p>8.90E-006</text:p>
          </table:table-cell>
          <table:table-cell table:formula="of:=[.D15]/[.C15]" office:value-type="float" office:value="1.92857142857143" calcext:value-type="float">
            <text:p>1.9285714286</text:p>
          </table:table-cell>
        </table:table-row>
        <table:table-row table:style-name="ro1">
          <table:covered-table-cell/>
          <table:table-cell office:value-type="string" calcext:value-type="string">
            <text:p>place 1 -- local termination of 100 activities</text:p>
          </table:table-cell>
          <table:table-cell table:style-name="ce3" office:value-type="float" office:value="0.00014" calcext:value-type="float">
            <text:p>1.40E-004</text:p>
          </table:table-cell>
          <table:table-cell table:style-name="ce1" office:value-type="float" office:value="0.00035" calcext:value-type="float">
            <text:p>3.50E-004</text:p>
          </table:table-cell>
          <table:table-cell table:style-name="ce1" office:value-type="float" office:value="0.00039" calcext:value-type="float">
            <text:p>3.90E-004</text:p>
          </table:table-cell>
          <table:table-cell table:formula="of:=[.D16]/[.C16]" office:value-type="float" office:value="2.5" calcext:value-type="float">
            <text:p>2.5</text:p>
          </table:table-cell>
        </table:table-row>
        <table:table-row table:style-name="ro1">
          <table:covered-table-cell/>
          <table:table-cell office:value-type="string" calcext:value-type="string">
            <text:p>place 1 -- single activity</text:p>
          </table:table-cell>
          <table:table-cell table:style-name="ce3" office:value-type="float" office:value="0.00036" calcext:value-type="float">
            <text:p>3.6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72" calcext:value-type="float">
            <text:p>7.20E-004</text:p>
          </table:table-cell>
          <table:table-cell table:formula="of:=[.D17]/[.C17]" office:value-type="float" office:value="1.08333333333333" calcext:value-type="float">
            <text:p>1.0833333333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</text:p>
          </table:table-cell>
          <table:table-cell table:style-name="ce3" office:value-type="float" office:value="0.00096" calcext:value-type="float">
            <text:p>9.60E-004</text:p>
          </table:table-cell>
          <table:table-cell office:value-type="float" office:value="0.001891759540377" calcext:value-type="float">
            <text:p>0.0018917595</text:p>
          </table:table-cell>
          <table:table-cell office:value-type="float" office:value="0.002602005501026" calcext:value-type="float">
            <text:p>0.0026020055</text:p>
          </table:table-cell>
          <table:table-cell table:formula="of:=[.D18]/[.C18]" office:value-type="float" office:value="1.97058285455937" calcext:value-type="float">
            <text:p>1.9705828546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 - message back</text:p>
          </table:table-cell>
          <table:table-cell table:style-name="ce4" office:value-type="float" office:value="0.001881713381111" calcext:value-type="float">
            <text:p>0.0018817134</text:p>
          </table:table-cell>
          <table:table-cell office:value-type="float" office:value="0.002069540516531" calcext:value-type="float">
            <text:p>0.0020695405</text:p>
          </table:table-cell>
          <table:table-cell office:value-type="float" office:value="0.002683218908158" calcext:value-type="float">
            <text:p>0.0026832189</text:p>
          </table:table-cell>
          <table:table-cell table:formula="of:=[.D19]/[.C19]" office:value-type="float" office:value="1.09981708017036" calcext:value-type="float">
            <text:p>1.0998170802</text:p>
          </table:table-cell>
        </table:table-row>
        <table:table-row table:style-name="ro1">
          <table:covered-table-cell/>
          <table:table-cell office:value-type="string" calcext:value-type="string">
            <text:p>place 1 -- fan out - internal work 100 activities</text:p>
          </table:table-cell>
          <table:table-cell table:style-name="ce4" office:value-type="float" office:value="0.001565024936094" calcext:value-type="float">
            <text:p>0.0015650249</text:p>
          </table:table-cell>
          <table:table-cell office:value-type="float" office:value="0.00348334107931" calcext:value-type="float">
            <text:p>0.0034833411</text:p>
          </table:table-cell>
          <table:table-cell office:value-type="float" office:value="0.004730769813636" calcext:value-type="float">
            <text:p>0.0047307698</text:p>
          </table:table-cell>
          <table:table-cell table:formula="of:=[.D20]/[.C20]" office:value-type="float" office:value="2.22574158339211" calcext:value-type="float">
            <text:p>2.2257415834</text:p>
          </table:table-cell>
        </table:table-row>
        <table:table-row table:style-name="ro1">
          <table:covered-table-cell/>
          <table:table-cell office:value-type="string" calcext:value-type="string">
            <text:p>place 1 -- fan out - broadcast</text:p>
          </table:table-cell>
          <table:table-cell office:value-type="float" office:value="0.009272184729379" calcext:value-type="float">
            <text:p>0.0092721847</text:p>
          </table:table-cell>
          <table:table-cell table:style-name="ce4" office:value-type="float" office:value="0.003835394064417" calcext:value-type="float">
            <text:p>0.0038353941</text:p>
          </table:table-cell>
          <table:table-cell office:value-type="float" office:value="0.005044736372163" calcext:value-type="float">
            <text:p>0.0050447364</text:p>
          </table:table-cell>
          <table:table-cell table:formula="of:=[.D21]/[.C21]" office:value-type="float" office:value="0.413645130717092" calcext:value-type="float">
            <text:p>0.4136451307</text:p>
          </table:table-cell>
        </table:table-row>
        <table:table-row table:style-name="ro1">
          <table:covered-table-cell/>
          <table:table-cell office:value-type="string" calcext:value-type="string">
            <text:p>place 1 -- fan out - nested finish broadcast</text:p>
          </table:table-cell>
          <table:table-cell table:style-name="ce4" office:value-type="float" office:value="0.009722172808552" calcext:value-type="float">
            <text:p>0.0097221728</text:p>
          </table:table-cell>
          <table:table-cell office:value-type="float" office:value="0.015856840232595" calcext:value-type="float">
            <text:p>0.0158568402</text:p>
          </table:table-cell>
          <table:table-cell office:value-type="float" office:value="0.022491469539326" calcext:value-type="float">
            <text:p>0.0224914695</text:p>
          </table:table-cell>
          <table:table-cell table:formula="of:=[.D22]/[.C22]" office:value-type="float" office:value="1.63099757069188" calcext:value-type="float">
            <text:p>1.6309975707</text:p>
          </table:table-cell>
        </table:table-row>
        <table:table-row table:style-name="ro1">
          <table:covered-table-cell/>
          <table:table-cell office:value-type="string" calcext:value-type="string">
            <text:p>place 1 -- tree fan out</text:p>
          </table:table-cell>
          <table:table-cell table:style-name="ce3" office:value-type="float" office:value="0.00078" calcext:value-type="float">
            <text:p>7.80E-004</text:p>
          </table:table-cell>
          <table:table-cell office:value-type="float" office:value="0.001488389992112" calcext:value-type="float">
            <text:p>0.00148839</text:p>
          </table:table-cell>
          <table:table-cell office:value-type="float" office:value="0.002329056490452" calcext:value-type="float">
            <text:p>0.0023290565</text:p>
          </table:table-cell>
          <table:table-cell table:formula="of:=[.D23]/[.C23]" office:value-type="float" office:value="1.90819229757949" calcext:value-type="float">
            <text:p>1.9081922976</text:p>
          </table:table-cell>
        </table:table-row>
        <table:table-row table:style-name="ro1">
          <table:covered-table-cell/>
          <table:table-cell office:value-type="string" calcext:value-type="string">
            <text:p>place 1 -- ring around via at</text:p>
          </table:table-cell>
          <table:table-cell office:value-type="float" office:value="0.010280327170606" calcext:value-type="float">
            <text:p>0.0102803272</text:p>
          </table:table-cell>
          <table:table-cell table:style-name="ce3" office:value-type="float" office:value="0.00047" calcext:value-type="float">
            <text:p>4.70E-004</text:p>
          </table:table-cell>
          <table:table-cell table:style-name="ce1" office:value-type="float" office:value="0.00066" calcext:value-type="float">
            <text:p>6.60E-004</text:p>
          </table:table-cell>
          <table:table-cell table:formula="of:=[.D24]/[.C24]" office:value-type="float" office:value="0.0457183893275154" calcext:value-type="float">
            <text:p>0.0457183893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2">
            <text:p>Lazy backup creation</text:p>
          </table:table-cell>
          <table:table-cell office:value-type="string" calcext:value-type="string">
            <text:p>place 0 -- empty finish</text:p>
          </table:table-cell>
          <table:table-cell table:style-name="ce1" office:value-type="float" office:value="0.0000036" calcext:value-type="float">
            <text:p>3.60E-006</text:p>
          </table:table-cell>
          <table:table-cell table:style-name="ce1" office:value-type="float" office:value="0.0000067" calcext:value-type="float">
            <text:p>6.70E-006</text:p>
          </table:table-cell>
          <table:table-cell table:style-name="ce1" office:value-type="float" office:value="0.000007" calcext:value-type="float">
            <text:p>7.00E-006</text:p>
          </table:table-cell>
          <table:table-cell table:formula="of:=[.D28]/[.C28]" office:value-type="float" office:value="1.86111111111111" calcext:value-type="float">
            <text:p>1.8611111111</text:p>
          </table:table-cell>
        </table:table-row>
        <table:table-row table:style-name="ro1">
          <table:covered-table-cell/>
          <table:table-cell office:value-type="string" calcext:value-type="string">
            <text:p>place 0 -- local termination of 100 activities</text:p>
          </table:table-cell>
          <table:table-cell table:style-name="ce1" office:value-type="float" office:value="0.00015" calcext:value-type="float">
            <text:p>1.50E-004</text:p>
          </table:table-cell>
          <table:table-cell table:style-name="ce1" office:value-type="float" office:value="0.00039" calcext:value-type="float">
            <text:p>3.90E-004</text:p>
          </table:table-cell>
          <table:table-cell table:style-name="ce1" office:value-type="float" office:value="0.00036" calcext:value-type="float">
            <text:p>3.60E-004</text:p>
          </table:table-cell>
          <table:table-cell table:formula="of:=[.D29]/[.C29]" office:value-type="float" office:value="2.6" calcext:value-type="float">
            <text:p>2.6</text:p>
          </table:table-cell>
        </table:table-row>
        <table:table-row table:style-name="ro1">
          <table:covered-table-cell/>
          <table:table-cell office:value-type="string" calcext:value-type="string">
            <text:p>place 0 -- single activity</text:p>
          </table:table-cell>
          <table:table-cell table:style-name="ce1" office:value-type="float" office:value="0.00024" calcext:value-type="float">
            <text:p>2.40E-004</text:p>
          </table:table-cell>
          <table:table-cell table:style-name="ce1" office:value-type="float" office:value="0.00028" calcext:value-type="float">
            <text:p>2.80E-004</text:p>
          </table:table-cell>
          <table:table-cell table:style-name="ce1" office:value-type="float" office:value="0.00037" calcext:value-type="float">
            <text:p>3.70E-004</text:p>
          </table:table-cell>
          <table:table-cell table:formula="of:=[.D30]/[.C30]" office:value-type="float" office:value="1.16666666666667" calcext:value-type="float">
            <text:p>1.1666666667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</text:p>
          </table:table-cell>
          <table:table-cell table:style-name="ce1" office:value-type="float" office:value="0.00067" calcext:value-type="float">
            <text:p>6.70E-004</text:p>
          </table:table-cell>
          <table:table-cell office:value-type="float" office:value="0.001676373252833" calcext:value-type="float">
            <text:p>0.0016763733</text:p>
          </table:table-cell>
          <table:table-cell office:value-type="float" office:value="0.0020095642218" calcext:value-type="float">
            <text:p>0.0020095642</text:p>
          </table:table-cell>
          <table:table-cell table:formula="of:=[.D31]/[.C31]" office:value-type="float" office:value="2.50204963109403" calcext:value-type="float">
            <text:p>2.5020496311</text:p>
          </table:table-cell>
        </table:table-row>
        <table:table-row table:style-name="ro1">
          <table:covered-table-cell/>
          <table:table-cell office:value-type="string" calcext:value-type="string">
            <text:p>place 0 -- flat fan out - message back</text:p>
          </table:table-cell>
          <table:table-cell office:value-type="float" office:value="0.001064386123085" calcext:value-type="float">
            <text:p>0.0010643861</text:p>
          </table:table-cell>
          <table:table-cell office:value-type="float" office:value="0.001888893732075" calcext:value-type="float">
            <text:p>0.0018888937</text:p>
          </table:table-cell>
          <table:table-cell office:value-type="float" office:value="0.002279800423864" calcext:value-type="float">
            <text:p>0.0022798004</text:p>
          </table:table-cell>
          <table:table-cell table:formula="of:=[.D32]/[.C32]" office:value-type="float" office:value="1.77463205420253" calcext:value-type="float">
            <text:p>1.7746320542</text:p>
          </table:table-cell>
        </table:table-row>
        <table:table-row table:style-name="ro1">
          <table:covered-table-cell/>
          <table:table-cell office:value-type="string" calcext:value-type="string">
            <text:p>place 0 -- fan out - internal work 100 activities</text:p>
          </table:table-cell>
          <table:table-cell office:value-type="float" office:value="0.001359874876216" calcext:value-type="float">
            <text:p>0.0013598749</text:p>
          </table:table-cell>
          <table:table-cell office:value-type="float" office:value="0.003037675808788" calcext:value-type="float">
            <text:p>0.0030376758</text:p>
          </table:table-cell>
          <table:table-cell office:value-type="float" office:value="0.0040435341652" calcext:value-type="float">
            <text:p>0.0040435342</text:p>
          </table:table-cell>
          <table:table-cell table:formula="of:=[.D33]/[.C33]" office:value-type="float" office:value="2.23379066847728" calcext:value-type="float">
            <text:p>2.233790668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broadcast</text:p>
          </table:table-cell>
          <table:table-cell office:value-type="float" office:value="0.005516823604523" calcext:value-type="float">
            <text:p>0.0055168236</text:p>
          </table:table-cell>
          <table:table-cell office:value-type="float" office:value="0.003437195486598" calcext:value-type="float">
            <text:p>0.0034371955</text:p>
          </table:table-cell>
          <table:table-cell office:value-type="float" office:value="0.004371776880245" calcext:value-type="float">
            <text:p>0.0043717769</text:p>
          </table:table-cell>
          <table:table-cell table:formula="of:=[.D34]/[.C34]" office:value-type="float" office:value="0.623038859495162" calcext:value-type="float">
            <text:p>0.6230388595</text:p>
          </table:table-cell>
        </table:table-row>
        <table:table-row table:style-name="ro1">
          <table:covered-table-cell/>
          <table:table-cell office:value-type="string" calcext:value-type="string">
            <text:p>place 0 -- fan out - nested finish broadcast</text:p>
          </table:table-cell>
          <table:table-cell office:value-type="float" office:value="0.005988748024551" calcext:value-type="float">
            <text:p>0.005988748</text:p>
          </table:table-cell>
          <table:table-cell office:value-type="float" office:value="0.013319697199734" calcext:value-type="float">
            <text:p>0.0133196972</text:p>
          </table:table-cell>
          <table:table-cell office:value-type="float" office:value="0.020197998784274" calcext:value-type="float">
            <text:p>0.0201979988</text:p>
          </table:table-cell>
          <table:table-cell table:formula="of:=[.D35]/[.C35]" office:value-type="float" office:value="2.2241204914833" calcext:value-type="float">
            <text:p>2.2241204915</text:p>
          </table:table-cell>
        </table:table-row>
        <table:table-row table:style-name="ro1">
          <table:covered-table-cell/>
          <table:table-cell office:value-type="string" calcext:value-type="string">
            <text:p>place 0 -- tree fan out</text:p>
          </table:table-cell>
          <table:table-cell office:value-type="float" office:value="0.001168243777804" calcext:value-type="float">
            <text:p>0.0011682438</text:p>
          </table:table-cell>
          <table:table-cell office:value-type="float" office:value="0.002353061576471" calcext:value-type="float">
            <text:p>0.0023530616</text:p>
          </table:table-cell>
          <table:table-cell office:value-type="float" office:value="0.003579144499821" calcext:value-type="float">
            <text:p>0.0035791445</text:p>
          </table:table-cell>
          <table:table-cell table:formula="of:=[.D36]/[.C36]" office:value-type="float" office:value="2.01418712530543" calcext:value-type="float">
            <text:p>2.0141871253</text:p>
          </table:table-cell>
        </table:table-row>
        <table:table-row table:style-name="ro1">
          <table:covered-table-cell/>
          <table:table-cell office:value-type="string" calcext:value-type="string">
            <text:p>place 0 -- ring around via at</text:p>
          </table:table-cell>
          <table:table-cell office:value-type="float" office:value="0.009796895107738" calcext:value-type="float">
            <text:p>0.0097968951</text:p>
          </table:table-cell>
          <table:table-cell table:style-name="ce1" office:value-type="float" office:value="0.00093" calcext:value-type="float">
            <text:p>9.30E-004</text:p>
          </table:table-cell>
          <table:table-cell office:value-type="float" office:value="0.001348521125809" calcext:value-type="float">
            <text:p>0.0013485211</text:p>
          </table:table-cell>
          <table:table-cell table:formula="of:=[.D37]/[.C37]" office:value-type="float" office:value="0.0949280348286517" calcext:value-type="float">
            <text:p>0.0949280348</text:p>
          </table:table-cell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 based from place 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lace 1 -- empty finish</text:p>
          </table:table-cell>
          <table:table-cell table:style-name="ce1" office:value-type="float" office:value="0.0000044" calcext:value-type="float">
            <text:p>4.40E-006</text:p>
          </table:table-cell>
          <table:table-cell table:style-name="ce1" office:value-type="float" office:value="0.0000085" calcext:value-type="float">
            <text:p>8.50E-006</text:p>
          </table:table-cell>
          <table:table-cell table:style-name="ce1" office:value-type="float" office:value="0.0000089" calcext:value-type="float">
            <text:p>8.90E-006</text:p>
          </table:table-cell>
          <table:table-cell table:formula="of:=[.D40]/[.C40]" office:value-type="float" office:value="1.93181818181818" calcext:value-type="float">
            <text:p>1.9318181818</text:p>
          </table:table-cell>
        </table:table-row>
        <table:table-row table:style-name="ro1">
          <table:covered-table-cell/>
          <table:table-cell office:value-type="string" calcext:value-type="string">
            <text:p>place 1 -- local termination of 100 activities</text:p>
          </table:table-cell>
          <table:table-cell table:style-name="ce1" office:value-type="float" office:value="0.00014" calcext:value-type="float">
            <text:p>1.40E-004</text:p>
          </table:table-cell>
          <table:table-cell table:style-name="ce1" office:value-type="float" office:value="0.00041" calcext:value-type="float">
            <text:p>4.10E-004</text:p>
          </table:table-cell>
          <table:table-cell table:style-name="ce1" office:value-type="float" office:value="0.0004" calcext:value-type="float">
            <text:p>4.00E-004</text:p>
          </table:table-cell>
          <table:table-cell table:formula="of:=[.D41]/[.C41]" office:value-type="float" office:value="2.92857142857143" calcext:value-type="float">
            <text:p>2.9285714286</text:p>
          </table:table-cell>
        </table:table-row>
        <table:table-row table:style-name="ro1">
          <table:covered-table-cell/>
          <table:table-cell office:value-type="string" calcext:value-type="string">
            <text:p>place 1 -- single activity</text:p>
          </table:table-cell>
          <table:table-cell table:style-name="ce1" office:value-type="float" office:value="0.00033" calcext:value-type="float">
            <text:p>3.30E-004</text:p>
          </table:table-cell>
          <table:table-cell table:style-name="ce1" office:value-type="float" office:value="0.00031" calcext:value-type="float">
            <text:p>3.10E-004</text:p>
          </table:table-cell>
          <table:table-cell table:style-name="ce1" office:value-type="float" office:value="0.00059" calcext:value-type="float">
            <text:p>5.90E-004</text:p>
          </table:table-cell>
          <table:table-cell table:formula="of:=[.D42]/[.C42]" office:value-type="float" office:value="0.939393939393939" calcext:value-type="float">
            <text:p>0.9393939394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</text:p>
          </table:table-cell>
          <table:table-cell table:style-name="ce1" office:value-type="float" office:value="0.00095" calcext:value-type="float">
            <text:p>9.50E-004</text:p>
          </table:table-cell>
          <table:table-cell office:value-type="float" office:value="0.001810708657679" calcext:value-type="float">
            <text:p>0.0018107087</text:p>
          </table:table-cell>
          <table:table-cell office:value-type="float" office:value="0.002312990980682" calcext:value-type="float">
            <text:p>0.002312991</text:p>
          </table:table-cell>
          <table:table-cell table:formula="of:=[.D43]/[.C43]" office:value-type="float" office:value="1.90600911334632" calcext:value-type="float">
            <text:p>1.9060091133</text:p>
          </table:table-cell>
        </table:table-row>
        <table:table-row table:style-name="ro1">
          <table:covered-table-cell/>
          <table:table-cell office:value-type="string" calcext:value-type="string">
            <text:p>place 1 -- flat fan out - message back</text:p>
          </table:table-cell>
          <table:table-cell office:value-type="float" office:value="0.001949941309615" calcext:value-type="float">
            <text:p>0.0019499413</text:p>
          </table:table-cell>
          <table:table-cell office:value-type="float" office:value="0.001902656064717" calcext:value-type="float">
            <text:p>0.0019026561</text:p>
          </table:table-cell>
          <table:table-cell office:value-type="float" office:value="0.002582790952821" calcext:value-type="float">
            <text:p>0.002582791</text:p>
          </table:table-cell>
          <table:table-cell table:formula="of:=[.D44]/[.C44]" office:value-type="float" office:value="0.975750426607796" calcext:value-type="float">
            <text:p>0.9757504266</text:p>
          </table:table-cell>
        </table:table-row>
        <table:table-row table:style-name="ro1">
          <table:covered-table-cell/>
          <table:table-cell office:value-type="string" calcext:value-type="string">
            <text:p>place 1 -- fan out - internal work 100 activities</text:p>
          </table:table-cell>
          <table:table-cell office:value-type="float" office:value="0.0016879844845" calcext:value-type="float">
            <text:p>0.0016879845</text:p>
          </table:table-cell>
          <table:table-cell office:value-type="float" office:value="0.003463225685862" calcext:value-type="float">
            <text:p>0.0034632257</text:p>
          </table:table-cell>
          <table:table-cell office:value-type="float" office:value="0.004391404864348" calcext:value-type="float">
            <text:p>0.0043914049</text:p>
          </table:table-cell>
          <table:table-cell table:formula="of:=[.D45]/[.C45]" office:value-type="float" office:value="2.0516928429516" calcext:value-type="float">
            <text:p>2.051692843</text:p>
          </table:table-cell>
        </table:table-row>
        <table:table-row table:style-name="ro1">
          <table:covered-table-cell/>
          <table:table-cell office:value-type="string" calcext:value-type="string">
            <text:p>place 1 -- fan out - broadcast</text:p>
          </table:table-cell>
          <table:table-cell office:value-type="float" office:value="0.009246988141405" calcext:value-type="float">
            <text:p>0.0092469881</text:p>
          </table:table-cell>
          <table:table-cell office:value-type="float" office:value="0.003581899849212" calcext:value-type="float">
            <text:p>0.0035818998</text:p>
          </table:table-cell>
          <table:table-cell office:value-type="float" office:value="0.004755516241084" calcext:value-type="float">
            <text:p>0.0047555162</text:p>
          </table:table-cell>
          <table:table-cell table:formula="of:=[.D46]/[.C46]" office:value-type="float" office:value="0.387358542526233" calcext:value-type="float">
            <text:p>0.3873585425</text:p>
          </table:table-cell>
        </table:table-row>
        <table:table-row table:style-name="ro1">
          <table:covered-table-cell/>
          <table:table-cell office:value-type="string" calcext:value-type="string">
            <text:p>place 1 -- fan out - nested finish broadcast</text:p>
          </table:table-cell>
          <table:table-cell office:value-type="float" office:value="0.009616975911538" calcext:value-type="float">
            <text:p>0.0096169759</text:p>
          </table:table-cell>
          <table:table-cell office:value-type="float" office:value="0.013466165018843" calcext:value-type="float">
            <text:p>0.013466165</text:p>
          </table:table-cell>
          <table:table-cell office:value-type="float" office:value="0.022614094993228" calcext:value-type="float">
            <text:p>0.022614095</text:p>
          </table:table-cell>
          <table:table-cell table:formula="of:=[.D47]/[.C47]" office:value-type="float" office:value="1.40024942796071" calcext:value-type="float">
            <text:p>1.400249428</text:p>
          </table:table-cell>
        </table:table-row>
        <table:table-row table:style-name="ro1">
          <table:covered-table-cell/>
          <table:table-cell office:value-type="string" calcext:value-type="string">
            <text:p>place 1 -- tree fan out</text:p>
          </table:table-cell>
          <table:table-cell table:style-name="ce1" office:value-type="float" office:value="0.00078" calcext:value-type="float">
            <text:p>7.80E-004</text:p>
          </table:table-cell>
          <table:table-cell office:value-type="float" office:value="0.001113286472782" calcext:value-type="float">
            <text:p>0.0011132865</text:p>
          </table:table-cell>
          <table:table-cell office:value-type="float" office:value="0.002004711184807" calcext:value-type="float">
            <text:p>0.0020047112</text:p>
          </table:table-cell>
          <table:table-cell table:formula="of:=[.D48]/[.C48]" office:value-type="float" office:value="1.42729034972051" calcext:value-type="float">
            <text:p>1.4272903497</text:p>
          </table:table-cell>
        </table:table-row>
        <table:table-row table:style-name="ro1">
          <table:covered-table-cell/>
          <table:table-cell office:value-type="string" calcext:value-type="string">
            <text:p>place 1 -- ring around via at</text:p>
          </table:table-cell>
          <table:table-cell office:value-type="float" office:value="0.010243597371546" calcext:value-type="float">
            <text:p>0.0102435974</text:p>
          </table:table-cell>
          <table:table-cell table:style-name="ce1" office:value-type="float" office:value="0.00032" calcext:value-type="float">
            <text:p>3.20E-004</text:p>
          </table:table-cell>
          <table:table-cell table:style-name="ce1" office:value-type="float" office:value="0.00057" calcext:value-type="float">
            <text:p>5.70E-004</text:p>
          </table:table-cell>
          <table:table-cell table:formula="of:=[.D49]/[.C49]" office:value-type="float" office:value="0.0312390255486686" calcext:value-type="float">
            <text:p>0.0312390255</text:p>
          </table:table-cell>
        </table:table-row>
      </table:table>
      <table:table table:name="Sheet3" table:style-name="ta1">
        <table:table-column table:style-name="co8" table:number-columns-repeated="2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3" table:number-columns-repeated="3" table:default-cell-style-name="ce7"/>
        <table:table-row table:style-name="ro1">
          <table:table-cell table:style-name="ce5" office:value-type="string" calcext:value-type="string">
            <text:p>Command: ~/git/x10_revamp/x10.dist/samples/resiliency$ X10_RESILIENT_VERBOSE=0 X10_NPLACES=10 X10_RESILIENT_MODE=13 X10_NTHREADS=1 X10_NUM_IMMEDIATE_THREADS=1 ./BenchMicro.o </text:p>
          </table:table-cell>
          <table:table-cell/>
          <table:table-cell table:style-name="ce5"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lace0 Finish (ZF)</text:p>
          </table:table-cell>
          <table:table-cell table:style-name="ce5" office:value-type="string" calcext:value-type="string">
            <text:p>Optimistic Finish (OF)</text:p>
          </table:table-cell>
          <table:table-cell table:style-name="ce5" office:value-type="string" calcext:value-type="string">
            <text:p>Pessimistic Finish (PF)</text:p>
          </table:table-cell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eatures:</text:p>
          </table:table-cell>
          <table:table-cell table:style-name="ce5" office:value-type="string" calcext:value-type="string">
            <text:p>Test based from place 0</text:p>
          </table:table-cell>
          <table:table-cell table:style-name="ce2" office:value-type="string" calcext:value-type="string" table:number-columns-spanned="3" table:number-rows-spanned="1">
            <text:p>Time in</text:p>
          </table:table-cell>
          <table:covered-table-cell table:number-columns-repeated="2" table:style-name="Default"/>
          <table:table-cell table:style-name="ce5" office:value-type="string" calcext:value-type="string">
            <text:p>OF/ZF</text:p>
          </table:table-cell>
          <table:table-cell table:style-name="ce5" office:value-type="string" calcext:value-type="string">
            <text:p>PF/ZF</text:p>
          </table:table-cell>
          <table:table-cell table:style-name="ce5" office:value-type="string" calcext:value-type="string">
            <text:p>PF/OF</text:p>
          </table:table-cell>
        </table:table-row>
        <table:table-row table:style-name="ro1">
          <table:table-cell office:value-type="string" calcext:value-type="string">
            <text:p>Create backup on transit</text:p>
          </table:table-cell>
          <table:table-cell office:value-type="string" calcext:value-type="string">
            <text:p>place 0 -- empty finish</text:p>
          </table:table-cell>
          <table:table-cell office:value-type="float" office:value="0.0000035" calcext:value-type="float">
            <text:p>0.00000</text:p>
          </table:table-cell>
          <table:table-cell office:value-type="float" office:value="0.0000059" calcext:value-type="float">
            <text:p>0.00001</text:p>
          </table:table-cell>
          <table:table-cell office:value-type="float" office:value="0.0000074" calcext:value-type="float">
            <text:p>0.00001</text:p>
          </table:table-cell>
          <table:table-cell table:formula="of:=[.D4]/[.C4]" office:value-type="float" office:value="1.68571428571429" calcext:value-type="float">
            <text:p>1.69</text:p>
          </table:table-cell>
          <table:table-cell table:formula="of:=[.E4]/[.C4]" office:value-type="float" office:value="2.11428571428571" calcext:value-type="float">
            <text:p>2.11</text:p>
          </table:table-cell>
          <table:table-cell table:formula="of:=[.E4]/[.D4]" office:value-type="float" office:value="1.25423728813559" calcext:value-type="float">
            <text:p>1.25</text:p>
          </table:table-cell>
        </table:table-row>
        <table:table-row table:style-name="ro1">
          <table:table-cell office:value-type="string" calcext:value-type="string">
            <text:p>Don't clean remote, backup, or master objects</text:p>
          </table:table-cell>
          <table:table-cell office:value-type="string" calcext:value-type="string">
            <text:p>place 0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43" calcext:value-type="float">
            <text:p>0.00043</text:p>
          </table:table-cell>
          <table:table-cell table:formula="of:=[.D5]/[.C5]" office:value-type="float" office:value="2.5625" calcext:value-type="float">
            <text:p>2.56</text:p>
          </table:table-cell>
          <table:table-cell table:formula="of:=[.E5]/[.C5]" office:value-type="float" office:value="2.6875" calcext:value-type="float">
            <text:p>2.69</text:p>
          </table:table-cell>
          <table:table-cell table:formula="of:=[.E5]/[.D5]" office:value-type="float" office:value="1.04878048780488" calcext:value-type="float">
            <text:p>1.05</text:p>
          </table:table-cell>
        </table:table-row>
        <table:table-row table:style-name="ro1">
          <table:table-cell/>
          <table:table-cell office:value-type="string" calcext:value-type="string">
            <text:p>place 0 -- single activity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38" calcext:value-type="float">
            <text:p>0.00038</text:p>
          </table:table-cell>
          <table:table-cell table:formula="of:=[.D6]/[.C6]" office:value-type="float" office:value="1.375" calcext:value-type="float">
            <text:p>1.38</text:p>
          </table:table-cell>
          <table:table-cell table:formula="of:=[.E6]/[.C6]" office:value-type="float" office:value="1.58333333333333" calcext:value-type="float">
            <text:p>1.58</text:p>
          </table:table-cell>
          <table:table-cell table:formula="of:=[.E6]/[.D6]" office:value-type="float" office:value="1.15151515151515" calcext:value-type="float">
            <text:p>1.15</text:p>
          </table:table-cell>
        </table:table-row>
        <table:table-row table:style-name="ro1">
          <table:table-cell/>
          <table:table-cell office:value-type="string" calcext:value-type="string">
            <text:p>place 0 -- flat fan out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0161453872" calcext:value-type="float">
            <text:p>0.00202</text:p>
          </table:table-cell>
          <table:table-cell office:value-type="float" office:value="0.002345790443721" calcext:value-type="float">
            <text:p>0.00235</text:p>
          </table:table-cell>
          <table:table-cell table:formula="of:=[.D7]/[.C7]" office:value-type="float" office:value="3.10176213415385" calcext:value-type="float">
            <text:p>3.10</text:p>
          </table:table-cell>
          <table:table-cell table:formula="of:=[.E7]/[.C7]" office:value-type="float" office:value="3.60890837495538" calcext:value-type="float">
            <text:p>3.61</text:p>
          </table:table-cell>
          <table:table-cell table:formula="of:=[.E7]/[.D7]" office:value-type="float" office:value="1.16350262169278" calcext:value-type="float">
            <text:p>1.16</text:p>
          </table:table-cell>
        </table:table-row>
        <table:table-row table:style-name="ro1">
          <table:table-cell/>
          <table:table-cell office:value-type="string" calcext:value-type="string">
            <text:p>place 0 -- flat fan out - message back</text:p>
          </table:table-cell>
          <table:table-cell office:value-type="float" office:value="0.001121832627889" calcext:value-type="float">
            <text:p>0.00112</text:p>
          </table:table-cell>
          <table:table-cell office:value-type="float" office:value="0.003000530917353" calcext:value-type="float">
            <text:p>0.00300</text:p>
          </table:table-cell>
          <table:table-cell office:value-type="float" office:value="0.005948957833529" calcext:value-type="float">
            <text:p>0.00595</text:p>
          </table:table-cell>
          <table:table-cell table:formula="of:=[.D8]/[.C8]" office:value-type="float" office:value="2.67466896822142" calcext:value-type="float">
            <text:p>2.67</text:p>
          </table:table-cell>
          <table:table-cell table:formula="of:=[.E8]/[.C8]" office:value-type="float" office:value="5.30289250431538" calcext:value-type="float">
            <text:p>5.30</text:p>
          </table:table-cell>
          <table:table-cell table:formula="of:=[.E8]/[.D8]" office:value-type="float" office:value="1.9826350727214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0 -- fan out - internal work 100 activities</text:p>
          </table:table-cell>
          <table:table-cell office:value-type="float" office:value="0.001404414610822" calcext:value-type="float">
            <text:p>0.00140</text:p>
          </table:table-cell>
          <table:table-cell office:value-type="float" office:value="0.003690602785" calcext:value-type="float">
            <text:p>0.00369</text:p>
          </table:table-cell>
          <table:table-cell office:value-type="float" office:value="0.004377373546957" calcext:value-type="float">
            <text:p>0.00438</text:p>
          </table:table-cell>
          <table:table-cell table:formula="of:=[.D9]/[.C9]" office:value-type="float" office:value="2.62785843764464" calcext:value-type="float">
            <text:p>2.63</text:p>
          </table:table-cell>
          <table:table-cell table:formula="of:=[.E9]/[.C9]" office:value-type="float" office:value="3.11686699442335" calcext:value-type="float">
            <text:p>3.12</text:p>
          </table:table-cell>
          <table:table-cell table:formula="of:=[.E9]/[.D9]" office:value-type="float" office:value="1.1860863392691" calcext:value-type="float">
            <text:p>1.19</text:p>
          </table:table-cell>
        </table:table-row>
        <table:table-row table:style-name="ro1">
          <table:table-cell/>
          <table:table-cell office:value-type="string" calcext:value-type="string">
            <text:p>place 0 -- fan out - broadcast</text:p>
          </table:table-cell>
          <table:table-cell office:value-type="float" office:value="0.006047273941354" calcext:value-type="float">
            <text:p>0.00605</text:p>
          </table:table-cell>
          <table:table-cell office:value-type="float" office:value="0.010995931016484" calcext:value-type="float">
            <text:p>0.01100</text:p>
          </table:table-cell>
          <table:table-cell office:value-type="float" office:value="0.020525433820041" calcext:value-type="float">
            <text:p>0.02053</text:p>
          </table:table-cell>
          <table:table-cell table:formula="of:=[.D10]/[.C10]" office:value-type="float" office:value="1.81832857633401" calcext:value-type="float">
            <text:p>1.82</text:p>
          </table:table-cell>
          <table:table-cell table:formula="of:=[.E10]/[.C10]" office:value-type="float" office:value="3.39416305910648" calcext:value-type="float">
            <text:p>3.39</text:p>
          </table:table-cell>
          <table:table-cell table:formula="of:=[.E10]/[.D10]" office:value-type="float" office:value="1.86663901303776" calcext:value-type="float">
            <text:p>1.87</text:p>
          </table:table-cell>
        </table:table-row>
        <table:table-row table:style-name="ro1">
          <table:table-cell/>
          <table:table-cell office:value-type="string" calcext:value-type="string">
            <text:p>place 0 -- fan out - nested finish broadcast</text:p>
          </table:table-cell>
          <table:table-cell office:value-type="float" office:value="0.006507426163305" calcext:value-type="float">
            <text:p>0.00651</text:p>
          </table:table-cell>
          <table:table-cell office:value-type="float" office:value="0.014147726329562" calcext:value-type="float">
            <text:p>0.01415</text:p>
          </table:table-cell>
          <table:table-cell office:value-type="float" office:value="0.023577470941176" calcext:value-type="float">
            <text:p>0.02358</text:p>
          </table:table-cell>
          <table:table-cell table:formula="of:=[.D11]/[.C11]" office:value-type="float" office:value="2.1740894133137" calcext:value-type="float">
            <text:p>2.17</text:p>
          </table:table-cell>
          <table:table-cell table:formula="of:=[.E11]/[.C11]" office:value-type="float" office:value="3.62316380539636" calcext:value-type="float">
            <text:p>3.62</text:p>
          </table:table-cell>
          <table:table-cell table:formula="of:=[.E11]/[.D11]" office:value-type="float" office:value="1.66652014549577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place 0 -- tree fan out</text:p>
          </table:table-cell>
          <table:table-cell office:value-type="float" office:value="0.001154528503634" calcext:value-type="float">
            <text:p>0.00115</text:p>
          </table:table-cell>
          <table:table-cell office:value-type="float" office:value="0.002536333956378" calcext:value-type="float">
            <text:p>0.00254</text:p>
          </table:table-cell>
          <table:table-cell office:value-type="float" office:value="0.003948800535728" calcext:value-type="float">
            <text:p>0.00395</text:p>
          </table:table-cell>
          <table:table-cell table:formula="of:=[.D12]/[.C12]" office:value-type="float" office:value="2.19685694064254" calcext:value-type="float">
            <text:p>2.20</text:p>
          </table:table-cell>
          <table:table-cell table:formula="of:=[.E12]/[.C12]" office:value-type="float" office:value="3.42027115250835" calcext:value-type="float">
            <text:p>3.42</text:p>
          </table:table-cell>
          <table:table-cell table:formula="of:=[.E12]/[.D12]" office:value-type="float" office:value="1.55689298161945" calcext:value-type="float">
            <text:p>1.56</text:p>
          </table:table-cell>
        </table:table-row>
        <table:table-row table:style-name="ro1">
          <table:table-cell/>
          <table:table-cell office:value-type="string" calcext:value-type="string">
            <text:p>place 0 -- ring around via at</text:p>
          </table:table-cell>
          <table:table-cell office:value-type="float" office:value="0.008390828313808" calcext:value-type="float">
            <text:p>0.00839</text:p>
          </table:table-cell>
          <table:table-cell office:value-type="float" office:value="0.008321270157238" calcext:value-type="float">
            <text:p>0.00832</text:p>
          </table:table-cell>
          <table:table-cell office:value-type="float" office:value="0.009795912282076" calcext:value-type="float">
            <text:p>0.00980</text:p>
          </table:table-cell>
          <table:table-cell table:formula="of:=[.D13]/[.C13]" office:value-type="float" office:value="0.991710215729771" calcext:value-type="float">
            <text:p>0.99</text:p>
          </table:table-cell>
          <table:table-cell table:formula="of:=[.E13]/[.C13]" office:value-type="float" office:value="1.1674547393558" calcext:value-type="float">
            <text:p>1.17</text:p>
          </table:table-cell>
          <table:table-cell table:formula="of:=[.E13]/[.D13]" office:value-type="float" office:value="1.17721358602392" calcext:value-type="float">
            <text:p>1.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est based from place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ce 1 -- empty finish</text:p>
          </table:table-cell>
          <table:table-cell office:value-type="float" office:value="0.0000048" calcext:value-type="float">
            <text:p>0.00000</text:p>
          </table:table-cell>
          <table:table-cell office:value-type="float" office:value="0.0000062" calcext:value-type="float">
            <text:p>0.00001</text:p>
          </table:table-cell>
          <table:table-cell office:value-type="float" office:value="0.0000099" calcext:value-type="float">
            <text:p>0.00001</text:p>
          </table:table-cell>
          <table:table-cell table:formula="of:=[.D16]/[.C16]" office:value-type="float" office:value="1.29166666666667" calcext:value-type="float">
            <text:p>1.29</text:p>
          </table:table-cell>
          <table:table-cell table:formula="of:=[.E16]/[.C16]" office:value-type="float" office:value="2.0625" calcext:value-type="float">
            <text:p>2.06</text:p>
          </table:table-cell>
          <table:table-cell table:formula="of:=[.E16]/[.D16]" office:value-type="float" office:value="1.59677419354839" calcext:value-type="float">
            <text:p>1.60</text:p>
          </table:table-cell>
        </table:table-row>
        <table:table-row table:style-name="ro1">
          <table:table-cell/>
          <table:table-cell office:value-type="string" calcext:value-type="string">
            <text:p>place 1 -- local termination of 100 activities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37" calcext:value-type="float">
            <text:p>0.00037</text:p>
          </table:table-cell>
          <table:table-cell table:formula="of:=[.D17]/[.C17]" office:value-type="float" office:value="2.5625" calcext:value-type="float">
            <text:p>2.56</text:p>
          </table:table-cell>
          <table:table-cell table:formula="of:=[.E17]/[.C17]" office:value-type="float" office:value="2.3125" calcext:value-type="float">
            <text:p>2.31</text:p>
          </table:table-cell>
          <table:table-cell table:formula="of:=[.E17]/[.D17]" office:value-type="float" office:value="0.902439024390244" calcext:value-type="float">
            <text:p>0.90</text:p>
          </table:table-cell>
        </table:table-row>
        <table:table-row table:style-name="ro1">
          <table:table-cell/>
          <table:table-cell office:value-type="string" calcext:value-type="string">
            <text:p>place 1 -- single activity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9" calcext:value-type="float">
            <text:p>0.00059</text:p>
          </table:table-cell>
          <table:table-cell table:formula="of:=[.D18]/[.C18]" office:value-type="float" office:value="1.12903225806452" calcext:value-type="float">
            <text:p>1.13</text:p>
          </table:table-cell>
          <table:table-cell table:formula="of:=[.E18]/[.C18]" office:value-type="float" office:value="1.90322580645161" calcext:value-type="float">
            <text:p>1.90</text:p>
          </table:table-cell>
          <table:table-cell table:formula="of:=[.E18]/[.D18]" office:value-type="float" office:value="1.68571428571429" calcext:value-type="float">
            <text:p>1.69</text:p>
          </table:table-cell>
        </table:table-row>
        <table:table-row table:style-name="ro1">
          <table:table-cell/>
          <table:table-cell office:value-type="string" calcext:value-type="string">
            <text:p>place 1 -- flat fan out</text:p>
          </table:table-cell>
          <table:table-cell office:value-type="float" office:value="0.0010085112513" calcext:value-type="float">
            <text:p>0.00101</text:p>
          </table:table-cell>
          <table:table-cell office:value-type="float" office:value="0.0025620146735" calcext:value-type="float">
            <text:p>0.00256</text:p>
          </table:table-cell>
          <table:table-cell office:value-type="float" office:value="0.002906298292286" calcext:value-type="float">
            <text:p>0.00291</text:p>
          </table:table-cell>
          <table:table-cell table:formula="of:=[.D19]/[.C19]" office:value-type="float" office:value="2.54039275238376" calcext:value-type="float">
            <text:p>2.54</text:p>
          </table:table-cell>
          <table:table-cell table:formula="of:=[.E19]/[.C19]" office:value-type="float" office:value="2.88177081667626" calcext:value-type="float">
            <text:p>2.88</text:p>
          </table:table-cell>
          <table:table-cell table:formula="of:=[.E19]/[.D19]" office:value-type="float" office:value="1.13438003394246" calcext:value-type="float">
            <text:p>1.13</text:p>
          </table:table-cell>
        </table:table-row>
        <table:table-row table:style-name="ro1">
          <table:table-cell/>
          <table:table-cell office:value-type="string" calcext:value-type="string">
            <text:p>place 1 -- flat fan out - message back</text:p>
          </table:table-cell>
          <table:table-cell office:value-type="float" office:value="0.002166708021277" calcext:value-type="float">
            <text:p>0.00217</text:p>
          </table:table-cell>
          <table:table-cell office:value-type="float" office:value="0.003283802789032" calcext:value-type="float">
            <text:p>0.00328</text:p>
          </table:table-cell>
          <table:table-cell office:value-type="float" office:value="0.005972158875882" calcext:value-type="float">
            <text:p>0.00597</text:p>
          </table:table-cell>
          <table:table-cell table:formula="of:=[.D20]/[.C20]" office:value-type="float" office:value="1.51557235990506" calcext:value-type="float">
            <text:p>1.52</text:p>
          </table:table-cell>
          <table:table-cell table:formula="of:=[.E20]/[.C20]" office:value-type="float" office:value="2.75632841030522" calcext:value-type="float">
            <text:p>2.76</text:p>
          </table:table-cell>
          <table:table-cell table:formula="of:=[.E20]/[.D20]" office:value-type="float" office:value="1.81867160105631" calcext:value-type="float">
            <text:p>1.82</text:p>
          </table:table-cell>
        </table:table-row>
        <table:table-row table:style-name="ro1">
          <table:table-cell/>
          <table:table-cell office:value-type="string" calcext:value-type="string">
            <text:p>place 1 -- fan out - internal work 100 activities</text:p>
          </table:table-cell>
          <table:table-cell office:value-type="float" office:value="0.001888345484074" calcext:value-type="float">
            <text:p>0.00189</text:p>
          </table:table-cell>
          <table:table-cell office:value-type="float" office:value="0.003704931022143" calcext:value-type="float">
            <text:p>0.00370</text:p>
          </table:table-cell>
          <table:table-cell office:value-type="float" office:value="0.005020321101429" calcext:value-type="float">
            <text:p>0.00502</text:p>
          </table:table-cell>
          <table:table-cell table:formula="of:=[.D21]/[.C21]" office:value-type="float" office:value="1.96199850789476" calcext:value-type="float">
            <text:p>1.96</text:p>
          </table:table-cell>
          <table:table-cell table:formula="of:=[.E21]/[.C21]" office:value-type="float" office:value="2.65858188756749" calcext:value-type="float">
            <text:p>2.66</text:p>
          </table:table-cell>
          <table:table-cell table:formula="of:=[.E21]/[.D21]" office:value-type="float" office:value="1.35503767045173" calcext:value-type="float">
            <text:p>1.36</text:p>
          </table:table-cell>
        </table:table-row>
        <table:table-row table:style-name="ro1">
          <table:table-cell/>
          <table:table-cell office:value-type="string" calcext:value-type="string">
            <text:p>place 1 -- fan out - broadcast</text:p>
          </table:table-cell>
          <table:table-cell office:value-type="float" office:value="0.010795282059331" calcext:value-type="float">
            <text:p>0.01080</text:p>
          </table:table-cell>
          <table:table-cell office:value-type="float" office:value="0.010742923483351" calcext:value-type="float">
            <text:p>0.01074</text:p>
          </table:table-cell>
          <table:table-cell office:value-type="float" office:value="0.021219123919492" calcext:value-type="float">
            <text:p>0.02122</text:p>
          </table:table-cell>
          <table:table-cell table:formula="of:=[.D22]/[.C22]" office:value-type="float" office:value="0.995149864941718" calcext:value-type="float">
            <text:p>1.00</text:p>
          </table:table-cell>
          <table:table-cell table:formula="of:=[.E22]/[.C22]" office:value-type="float" office:value="1.96559235811269" calcext:value-type="float">
            <text:p>1.97</text:p>
          </table:table-cell>
          <table:table-cell table:formula="of:=[.E22]/[.D22]" office:value-type="float" office:value="1.97517221009501" calcext:value-type="float">
            <text:p>1.98</text:p>
          </table:table-cell>
        </table:table-row>
        <table:table-row table:style-name="ro1">
          <table:table-cell/>
          <table:table-cell office:value-type="string" calcext:value-type="string">
            <text:p>place 1 -- fan out - nested finish broadcast</text:p>
          </table:table-cell>
          <table:table-cell office:value-type="float" office:value="0.010475718803141" calcext:value-type="float">
            <text:p>0.01048</text:p>
          </table:table-cell>
          <table:table-cell office:value-type="float" office:value="0.018795987514071" calcext:value-type="float">
            <text:p>0.01880</text:p>
          </table:table-cell>
          <table:table-cell office:value-type="float" office:value="0.027285602711172" calcext:value-type="float">
            <text:p>0.02729</text:p>
          </table:table-cell>
          <table:table-cell table:formula="of:=[.D23]/[.C23]" office:value-type="float" office:value="1.79424322734162" calcext:value-type="float">
            <text:p>1.79</text:p>
          </table:table-cell>
          <table:table-cell table:formula="of:=[.E23]/[.C23]" office:value-type="float" office:value="2.60465207437515" calcext:value-type="float">
            <text:p>2.60</text:p>
          </table:table-cell>
          <table:table-cell table:formula="of:=[.E23]/[.D23]" office:value-type="float" office:value="1.45167167677386" calcext:value-type="float">
            <text:p>1.45</text:p>
          </table:table-cell>
        </table:table-row>
        <table:table-row table:style-name="ro1">
          <table:table-cell/>
          <table:table-cell office:value-type="string" calcext:value-type="string">
            <text:p>place 1 -- tree fan out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1564589864561" calcext:value-type="float">
            <text:p>0.00156</text:p>
          </table:table-cell>
          <table:table-cell office:value-type="float" office:value="0.002399947984401" calcext:value-type="float">
            <text:p>0.00240</text:p>
          </table:table-cell>
          <table:table-cell table:formula="of:=[.D24]/[.C24]" office:value-type="float" office:value="2.03193488904026" calcext:value-type="float">
            <text:p>2.03</text:p>
          </table:table-cell>
          <table:table-cell table:formula="of:=[.E24]/[.C24]" office:value-type="float" office:value="3.11681556415714" calcext:value-type="float">
            <text:p>3.12</text:p>
          </table:table-cell>
          <table:table-cell table:formula="of:=[.E24]/[.D24]" office:value-type="float" office:value="1.53391507816931" calcext:value-type="float">
            <text:p>1.53</text:p>
          </table:table-cell>
        </table:table-row>
        <table:table-row table:style-name="ro1">
          <table:table-cell/>
          <table:table-cell office:value-type="string" calcext:value-type="string">
            <text:p>place 1 -- ring around via at</text:p>
          </table:table-cell>
          <table:table-cell office:value-type="float" office:value="0.009377482457357" calcext:value-type="float">
            <text:p>0.00938</text:p>
          </table:table-cell>
          <table:table-cell office:value-type="float" office:value="0.008046300388576" calcext:value-type="float">
            <text:p>0.00805</text:p>
          </table:table-cell>
          <table:table-cell office:value-type="float" office:value="0.0115309519447" calcext:value-type="float">
            <text:p>0.01153</text:p>
          </table:table-cell>
          <table:table-cell table:formula="of:=[.D25]/[.C25]" office:value-type="float" office:value="0.858044835078669" calcext:value-type="float">
            <text:p>0.86</text:p>
          </table:table-cell>
          <table:table-cell table:formula="of:=[.E25]/[.C25]" office:value-type="float" office:value="1.22964260366635" calcext:value-type="float">
            <text:p>1.23</text:p>
          </table:table-cell>
          <table:table-cell table:formula="of:=[.E25]/[.D25]" office:value-type="float" office:value="1.43307500190665" calcext:value-type="float">
            <text:p>1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1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3:39:54.72420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8:40:49.658297023</meta:creation-date>
    <dc:date>2018-01-05T14:08:01.477065684</dc:date>
    <meta:editing-duration>P2DT2H31M50S</meta:editing-duration>
    <meta:editing-cycles>24</meta:editing-cycles>
    <meta:generator>LibreOffice/4.2.8.2$Linux_X86_64 LibreOffice_project/420m0$Build-2</meta:generator>
    <meta:document-statistic meta:table-count="3" meta:cell-count="525" meta:object-count="0"/>
  </office:meta>
</office:document-meta>
</file>